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19e8" officeooo:paragraph-rsid="001b19e8"/>
    </style:style>
    <style:style style:name="P2" style:family="paragraph" style:parent-style-name="Standard">
      <style:paragraph-properties fo:text-align="center" style:justify-single-word="false"/>
      <style:text-properties officeooo:rsid="001b19e8" officeooo:paragraph-rsid="001b19e8"/>
    </style:style>
    <style:style style:name="P3" style:family="paragraph" style:parent-style-name="Standard">
      <style:text-properties officeooo:rsid="001b19e8" officeooo:paragraph-rsid="001e0f97"/>
    </style:style>
    <style:style style:name="P4" style:family="paragraph" style:parent-style-name="Standard">
      <style:text-properties officeooo:rsid="001b19e8" officeooo:paragraph-rsid="001ec124"/>
    </style:style>
    <style:style style:name="P5" style:family="paragraph" style:parent-style-name="Standard">
      <style:text-properties officeooo:rsid="001cf417" officeooo:paragraph-rsid="001cf417"/>
    </style:style>
    <style:style style:name="P6" style:family="paragraph" style:parent-style-name="Standard">
      <style:text-properties officeooo:rsid="001e0f97" officeooo:paragraph-rsid="001e0f97"/>
    </style:style>
    <style:style style:name="P7" style:family="paragraph" style:parent-style-name="Standard">
      <style:text-properties officeooo:rsid="001ec124" officeooo:paragraph-rsid="001ec124"/>
    </style:style>
    <style:style style:name="P8" style:family="paragraph" style:parent-style-name="Standard">
      <style:text-properties officeooo:rsid="0020788d" officeooo:paragraph-rsid="0020788d"/>
    </style:style>
    <style:style style:name="P9" style:family="paragraph" style:parent-style-name="Standard">
      <style:text-properties officeooo:rsid="0020e4c8" officeooo:paragraph-rsid="0020e4c8"/>
    </style:style>
    <style:style style:name="P10" style:family="paragraph" style:parent-style-name="Standard">
      <style:text-properties officeooo:rsid="0021be1e" officeooo:paragraph-rsid="0021be1e"/>
    </style:style>
    <style:style style:name="T1" style:family="text">
      <style:text-properties officeooo:rsid="001b19e8"/>
    </style:style>
    <style:style style:name="T2" style:family="text">
      <style:text-properties style:text-position="sub 58%"/>
    </style:style>
    <style:style style:name="T3" style:family="text">
      <style:text-properties style:text-position="sub 58%" officeooo:rsid="001ec124"/>
    </style:style>
    <style:style style:name="T4" style:family="text">
      <style:text-properties officeooo:rsid="001cf417"/>
    </style:style>
    <style:style style:name="T5" style:family="text">
      <style:text-properties officeooo:rsid="001e0f97"/>
    </style:style>
    <style:style style:name="T6" style:family="text">
      <style:text-properties style:text-position="super 58%"/>
    </style:style>
    <style:style style:name="T7" style:family="text">
      <style:text-properties style:text-position="super 58%" officeooo:rsid="001e0f97"/>
    </style:style>
    <style:style style:name="T8" style:family="text">
      <style:text-properties officeooo:rsid="001ec124"/>
    </style:style>
    <style:style style:name="T9" style:family="text">
      <style:text-properties officeooo:rsid="0020788d"/>
    </style:style>
    <style:style style:name="T10" style:family="text">
      <style:text-properties officeooo:rsid="0020e4c8"/>
    </style:style>
    <style:style style:name="T11" style:family="text">
      <style:text-properties officeooo:rsid="0021be1e"/>
    </style:style>
    <style:style style:name="T12" style:family="text">
      <style:text-properties officeooo:rsid="0022fc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Information </text:span>Optimal Functions</text:p>
      <text:p text:style-name="P2">by Sven Nilsen, 2018</text:p>
      <text:p text:style-name="P1"/>
      <text:p text:style-name="P1">An information optimal function <text:span text:style-name="T4">has</text:span> required number of input bits just enough to decide its output:</text:p>
      <text:p text:style-name="P1"/>
      <text:p text:style-name="P1"><text:tab/>information_optimal := \(f) = ceil(log<text:span text:style-name="T2">2</text:span>(|∀f|)) == ceil(log<text:span text:style-name="T2">2</text:span>(|∃f|))</text:p>
      <text:p text:style-name="P1"/>
      <text:p text:style-name="P5">In Boolean algebra the functions `not : bool → bool` and `id : bool → bool` are examples of information optimal functions. The functions `false<text:span text:style-name="T2">1</text:span> : bool → bool` and `true<text:span text:style-name="T2">1</text:span> : bool → bool` are not information optimal because they always return a single value which requires 0 bits, while the input requires 1 bit.</text:p>
      <text:p text:style-name="P5"/>
      <text:p text:style-name="P6">The largest difference between input and output for deterministic functions is given by a sequence:</text:p>
      <text:p text:style-name="P3"/>
      <text:p text:style-name="P1"><text:tab/><text:span text:style-name="T5">2</text:span><text:span text:style-name="T7">N</text:span><text:span text:style-name="T5"> – 1</text:span></text:p>
      <text:p text:style-name="P1"/>
      <text:p text:style-name="P6">For example, 16 inputs requires `N=4` bits, which means `2<text:span text:style-name="T6">4</text:span> – 1 = 7` values are allowed to be lost while still keeping the function information optimal. <text:span text:style-name="T9">This property is preserved under composition.</text:span></text:p>
      <text:p text:style-name="P6"/>
      <text:p text:style-name="P7">An information optimal function is almost structure preserving. All functions that are structure preserving have the following property:</text:p>
      <text:p text:style-name="P7"/>
      <text:p text:style-name="P7"><text:tab/>|<text:span text:style-name="T1">∀f</text:span>| == |<text:span text:style-name="T1">∃f</text:span>|</text:p>
      <text:p text:style-name="P4"><text:tab/><text:span text:style-name="T8">log</text:span><text:span text:style-name="T3">2</text:span><text:span text:style-name="T8">(|</text:span>∀f<text:span text:style-name="T8">|) == log</text:span><text:span text:style-name="T3">2</text:span><text:span text:style-name="T8">(|</text:span>∃f<text:span text:style-name="T8">|)</text:span></text:p>
      <text:p text:style-name="P1"/>
      <text:p text:style-name="P8">The difference is that information optimal functions uses the `ceil` function before equality check.</text:p>
      <text:p text:style-name="P8">Therefore, structure preserving functions is a subset of information optimal functions.</text:p>
      <text:p text:style-name="P8"/>
      <text:p text:style-name="P9">Information optimal functions are used to reason about whether input and output types are efficiently compressed. However, there are many useful functions that are not information optimal, such as AND and OR. Such functions are useful because they decide by combining information from their arguments. One can not create information optimal function<text:span text:style-name="T11">s by eliminating some of the arguments:</text:span></text:p>
      <text:p text:style-name="P9"/>
      <text:p text:style-name="P9"><text:tab/>and[unit ⨯ id → id] &lt;=&gt; {}</text:p>
      <text:p text:style-name="P9"><text:tab/>and[id ⨯ unit → id] &lt;=&gt; {} </text:p>
      <text:p text:style-name="P9"><text:tab/>or[unit ⨯ id → id] &lt;=&gt; {}</text:p>
      <text:p text:style-name="P9"><text:tab/>or[id ⨯ unit → id] &lt;=&gt; {}</text:p>
      <text:p text:style-name="P9"/>
      <text:p text:style-name="P10">On the other hand, if e.g. `not` is extended with an extra argument that is ignored, then it is possible to get a normal path by eliminating one argument:</text:p>
      <text:p text:style-name="P10"/>
      <text:p text:style-name="P10"><text:tab/>not<text:span text:style-name="T2">ignore_fst</text:span>[unit <text:span text:style-name="T10">⨯ </text:span>id] &lt;=&gt; not</text:p>
      <text:p text:style-name="P10"><text:tab/>not<text:span text:style-name="T2">ignore_snd</text:span>[id <text:span text:style-name="T10">⨯ </text:span>unit] &lt;=&gt; not</text:p>
      <text:p text:style-name="P9"/>
      <text:p text:style-name="P10">Information optimal functions are indirectly useful because one can analyze different methods of detecting inefficient encoding<text:span text:style-name="T12">s of data, by extending known functions that are information opti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23:38:12.322375000</meta:creation-date>
    <dc:date>2018-10-17T00:56:35.345841000</dc:date>
    <meta:editing-duration>PT5M30S</meta:editing-duration>
    <meta:editing-cycles>1</meta:editing-cycles>
    <meta:document-statistic meta:table-count="0" meta:image-count="0" meta:object-count="0" meta:page-count="1" meta:paragraph-count="22" meta:word-count="335" meta:character-count="2101" meta:non-whitespace-character-count="1775"/>
    <meta:generator>LibreOffice/5.1.2.2$MacOSX_X86_64 LibreOffice_project/d3bf12ecb743fc0d20e0be0c58ca359301eb705f</meta:generator>
  </office:meta>
</office:document-meta>
</file>